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13cm" svg:height="13.175cm" svg:x="10.016cm" svg:y="0.425cm">
            <draw:object draw:notify-on-update-of-ranges="Sheet1.C2:Sheet1.C96 Sheet1.B1:Sheet1.B1 Sheet1.B2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3 1 14 4 5 10 0 15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string" calcext:value-type="string">
            <text:p>9 14 3 12 2 7 0 13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string" calcext:value-type="string">
            <text:p>6 3 0 12 13 15 9 10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string" calcext:value-type="string">
            <text:p>3 0 4 13 6 2 9 15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string" calcext:value-type="string">
            <text:p>7 13 1 4 11 10 8 14</text:p>
          </table:table-cell>
          <table:table-cell table:style-name="ce1" office:value-type="float" office:value="18.9738" calcext:value-type="float">
            <text:p>18.9738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5 7 3 2 6 0 1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12 3 15 0 13 10 1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4 3 8 9 5 2 14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7 13 3 14 9 0 10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8 4 9 5 15 14 3 10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8 9 5 3 14 15 10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5 14 3 15 1 10 8</text:p>
          </table:table-cell>
          <table:table-cell office:value-type="float" office:value="19.1491" calcext:value-type="float">
            <text:p>19.149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 0 15 3 4 2 14 5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15 6 11 1 13 2 0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15 3 4 14 10 9 8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 13 6 7 3 8 12 2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7 6 11 13 9 4 10</text:p>
          </table:table-cell>
          <table:table-cell office:value-type="float" office:value="19.3372" calcext:value-type="float">
            <text:p>19.337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11 7 14 0 5 10 9</text:p>
          </table:table-cell>
          <table:table-cell office:value-type="float" office:value="19.3946" calcext:value-type="float">
            <text:p>19.394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0 4 9 15 11 5 10</text:p>
          </table:table-cell>
          <table:table-cell office:value-type="float" office:value="19.3946" calcext:value-type="float">
            <text:p>19.394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4 15 1 13 11 0 10</text:p>
          </table:table-cell>
          <table:table-cell office:value-type="float" office:value="19.3946" calcext:value-type="float">
            <text:p>19.394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6 0 15 1 11 13 10</text:p>
          </table:table-cell>
          <table:table-cell office:value-type="float" office:value="19.3946" calcext:value-type="float">
            <text:p>19.394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10 9 8 7 4 13 6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19.685" calcext:value-type="float">
            <text:p>19.6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7 12 9 8 6 3 2</text:p>
          </table:table-cell>
          <table:table-cell office:value-type="float" office:value="20.4026" calcext:value-type="float">
            <text:p>20.402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7 1 4 2 11 14 0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7 12 8 2 5 1 11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20.6814" calcext:value-type="float">
            <text:p>20.681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7 13 4 10 11 1 14</text:p>
          </table:table-cell>
          <table:table-cell office:value-type="float" office:value="20.7688" calcext:value-type="float">
            <text:p>20.768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13 0 7 4 14 10 3</text:p>
          </table:table-cell>
          <table:table-cell office:value-type="float" office:value="20.7688" calcext:value-type="float">
            <text:p>20.768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8 7 4 10 13 6 3 9</text:p>
          </table:table-cell>
          <table:table-cell office:value-type="float" office:value="20.7688" calcext:value-type="float">
            <text:p>20.768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15 13 11 9 6 2 12</text:p>
          </table:table-cell>
          <table:table-cell office:value-type="float" office:value="20.9227" calcext:value-type="float">
            <text:p>20.922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20.9227" calcext:value-type="float">
            <text:p>20.922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15 1 11 5 4 2 8</text:p>
          </table:table-cell>
          <table:table-cell office:value-type="float" office:value="21.3412" calcext:value-type="float">
            <text:p>21.34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1 14 0 15 11 12 2</text:p>
          </table:table-cell>
          <table:table-cell office:value-type="float" office:value="21.3412" calcext:value-type="float">
            <text:p>21.34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15 11 12 8 5 1 2</text:p>
          </table:table-cell>
          <table:table-cell office:value-type="float" office:value="21.3412" calcext:value-type="float">
            <text:p>21.34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1 7 14 12 1 8 2</text:p>
          </table:table-cell>
          <table:table-cell office:value-type="float" office:value="21.3412" calcext:value-type="float">
            <text:p>21.34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10 6 3 1 4 0 5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 15 10 14 4 5 11 8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5 4 9 13 2 11 8 6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21.5528" calcext:value-type="float">
            <text:p>21.552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7 1 12 13 0 10 14</text:p>
          </table:table-cell>
          <table:table-cell office:value-type="float" office:value="21.5528" calcext:value-type="float">
            <text:p>21.552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21.8277" calcext:value-type="float">
            <text:p>21.827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22.4523" calcext:value-type="float">
            <text:p>22.45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22.6633" calcext:value-type="float">
            <text:p>22.66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22.6633" calcext:value-type="float">
            <text:p>22.66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22.6633" calcext:value-type="float">
            <text:p>22.66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23.7712" calcext:value-type="float">
            <text:p>23.77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8 15 13 2 9 6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0 12 14 15 9 2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2 8 1 7 6 2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10 7 4 14 0 13 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9 12 15 0 6 13 2 3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2 1 7 10 13 14 11 0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26.4706" calcext:value-type="float">
            <text:p>26.4706</text:p>
          </table:table-cell>
          <table:table-cell office:value-type="float" office:value="60" calcext:value-type="float">
            <text:p>6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01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3:13:44.091270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3-05T23:52:32.072841041</dc:date>
    <meta:editing-duration>PT4H13M</meta:editing-duration>
    <meta:editing-cycles>7</meta:editing-cycles>
    <meta:generator>LibreOffice/4.3.3.2$Linux_X86_64 LibreOffice_project/430m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61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4cm" svg:height="13.176cm" xlink:href=".." xlink:type="simple" chart:class="chart:scatter" chart:style-name="ch1">
        <chart:title svg:x="5.7cm" svg:y="0.399cm" chart:style-name="ch2">
          <text:p>Benchmark 60m8i4d</text:p>
        </chart:title>
        <chart:plot-area chart:style-name="ch3" table:cell-range-address="Sheet1.B2:Sheet1.C96 Sheet1.B1:Sheet1.B1" chart:data-source-has-labels="row" svg:x="1.323cm" svg:y="1.441cm" svg:width="13.979cm" svg:height="10.491cm">
          <chartooo:coordinate-region svg:x="1.944cm" svg:y="1.64cm" svg:width="13.171cm" svg:height="9.645cm"/>
          <chart:axis chart:dimension="x" chart:name="primary-x" chart:style-name="ch4">
            <chart:title svg:x="7.024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C2:Sheet1.C96</svg:desc>
                </draw:g>
              </table:table-cell>
              <table:table-cell office:value-type="float" office:value="18.9738">
                <text:p>18.9738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8.9738">
                <text:p>18.9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8.9738">
                <text:p>18.9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8.9738">
                <text:p>18.9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8.9738">
                <text:p>18.9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9.1491">
                <text:p>19.1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9.3372">
                <text:p>19.3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19.3946">
                <text:p>19.3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19.3946">
                <text:p>19.3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9.3946">
                <text:p>19.3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19.3946">
                <text:p>19.3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20.4026">
                <text:p>20.4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20.6814">
                <text:p>20.68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20.7688">
                <text:p>20.7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20.7688">
                <text:p>20.7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20.7688">
                <text:p>20.7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20.9227">
                <text:p>20.92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20.9227">
                <text:p>20.9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21.3412">
                <text:p>21.3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21.3412">
                <text:p>21.3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21.3412">
                <text:p>21.34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21.3412">
                <text:p>21.3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21.5528">
                <text:p>21.55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21.5528">
                <text:p>21.5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21.8277">
                <text:p>21.8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22.6633">
                <text:p>22.66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22.6633">
                <text:p>22.6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22.6633">
                <text:p>22.66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23.7712">
                <text:p>23.7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26.4706">
                <text:p>26.4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